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language="es" fo:country="ES" officeooo:rsid="0015a941" officeooo:paragraph-rsid="0015a941"/>
    </style:style>
    <style:style style:name="P2" style:family="paragraph" style:parent-style-name="Standard" style:list-style-name="L1">
      <style:text-properties officeooo:paragraph-rsid="0015a941"/>
    </style:style>
    <style:style style:name="P3" style:family="paragraph" style:parent-style-name="Standard">
      <style:text-properties style:text-underline-style="none" officeooo:rsid="0015a941" officeooo:paragraph-rsid="0015a941"/>
    </style:style>
    <style:style style:name="P4" style:family="paragraph" style:parent-style-name="Standard">
      <style:text-properties officeooo:paragraph-rsid="0015a941"/>
    </style:style>
    <style:style style:name="P5" style:family="paragraph" style:parent-style-name="Standard" style:list-style-name="L2">
      <style:text-properties officeooo:paragraph-rsid="0015a941"/>
    </style:style>
    <style:style style:name="P6" style:family="paragraph" style:parent-style-name="Standard" style:list-style-name="L3">
      <style:text-properties officeooo:paragraph-rsid="0015a941"/>
    </style:style>
    <style:style style:name="P7" style:family="paragraph" style:parent-style-name="Standard">
      <style:text-properties officeooo:rsid="0015a941" officeooo:paragraph-rsid="0015a941"/>
    </style:style>
    <style:style style:name="P8" style:family="paragraph" style:parent-style-name="Standard" style:list-style-name="L4">
      <style:text-properties fo:font-weight="normal" officeooo:rsid="0015a941" officeooo:paragraph-rsid="0015a941" style:font-weight-asian="normal" style:font-weight-complex="normal"/>
    </style:style>
    <style:style style:name="P9" style:family="paragraph" style:parent-style-name="Standard" style:list-style-name="L5">
      <style:text-properties fo:font-weight="normal" officeooo:paragraph-rsid="0015a941" style:font-weight-asian="normal" style:font-weight-complex="normal"/>
    </style:style>
    <style:style style:name="P10" style:family="paragraph" style:parent-style-name="Standard" style:list-style-name="L6">
      <style:text-properties fo:font-weight="normal" officeooo:paragraph-rsid="0015a941" style:font-weight-asian="normal" style:font-weight-complex="normal"/>
    </style:style>
    <style:style style:name="P11" style:family="paragraph" style:parent-style-name="Standard">
      <style:text-properties fo:font-weight="normal" officeooo:paragraph-rsid="0015a941" style:font-weight-asian="normal" style:font-weight-complex="normal"/>
    </style:style>
    <style:style style:name="P12" style:family="paragraph" style:parent-style-name="Standard" style:list-style-name="L7">
      <style:text-properties fo:font-weight="normal" officeooo:paragraph-rsid="0015a941" style:font-weight-asian="normal" style:font-weight-complex="normal"/>
    </style:style>
    <style:style style:name="P13" style:family="paragraph" style:parent-style-name="Standard" style:list-style-name="L7">
      <style:text-properties fo:font-weight="bold" officeooo:rsid="0017817c" officeooo:paragraph-rsid="0017817c" style:font-weight-asian="bold" style:font-weight-complex="bold"/>
    </style:style>
    <style:style style:name="P14" style:family="paragraph" style:parent-style-name="Standard" style:list-style-name="L8">
      <style:text-properties fo:font-weight="normal" officeooo:rsid="0017817c" officeooo:paragraph-rsid="0017817c" style:font-weight-asian="normal" style:font-weight-complex="normal"/>
    </style:style>
    <style:style style:name="P15" style:family="paragraph" style:parent-style-name="Standard">
      <style:text-properties fo:font-weight="bold" officeooo:rsid="0017817c" officeooo:paragraph-rsid="0017817c" style:font-weight-asian="bold" style:font-weight-complex="bold"/>
    </style:style>
    <style:style style:name="P16" style:family="paragraph" style:parent-style-name="Standard" style:list-style-name="L9">
      <style:text-properties fo:font-weight="normal" officeooo:rsid="0017817c" officeooo:paragraph-rsid="0017817c" style:font-weight-asian="normal" style:font-weight-complex="normal"/>
    </style:style>
    <style:style style:name="P17" style:family="paragraph" style:parent-style-name="Standard">
      <style:text-properties fo:font-weight="normal" officeooo:rsid="0017817c" officeooo:paragraph-rsid="0017817c" style:font-weight-asian="normal" style:font-weight-complex="normal"/>
    </style:style>
    <style:style style:name="P18" style:family="paragraph" style:parent-style-name="Standard" style:list-style-name="L10">
      <style:text-properties fo:font-weight="normal" officeooo:rsid="0017817c" officeooo:paragraph-rsid="0017817c" style:font-weight-asian="normal" style:font-weight-complex="normal"/>
    </style:style>
    <style:style style:name="P19" style:family="paragraph" style:parent-style-name="Standard" style:list-style-name="L10">
      <style:text-properties fo:font-weight="bold" officeooo:rsid="0017817c" officeooo:paragraph-rsid="0017817c" style:font-weight-asian="bold" style:font-weight-complex="bold"/>
    </style:style>
    <style:style style:name="P20" style:family="paragraph" style:parent-style-name="Standard" style:list-style-name="L11">
      <style:text-properties fo:font-weight="normal" officeooo:rsid="0017817c" officeooo:paragraph-rsid="0017817c" style:font-weight-asian="normal" style:font-weight-complex="normal"/>
    </style:style>
    <style:style style:name="P21" style:family="paragraph" style:parent-style-name="Standard" style:list-style-name="L12">
      <style:text-properties fo:font-weight="normal" officeooo:rsid="0017817c" officeooo:paragraph-rsid="0017817c" style:font-weight-asian="normal" style:font-weight-complex="normal"/>
    </style:style>
    <style:style style:name="P22" style:family="paragraph" style:parent-style-name="Standard" style:list-style-name="L13">
      <style:text-properties fo:font-weight="normal" officeooo:rsid="0017817c" officeooo:paragraph-rsid="0017817c" style:font-weight-asian="normal" style:font-weight-complex="normal"/>
    </style:style>
    <style:style style:name="P23" style:family="paragraph" style:parent-style-name="Standard" style:list-style-name="L14">
      <style:text-properties fo:font-weight="normal" officeooo:rsid="0017817c" officeooo:paragraph-rsid="0017817c" style:font-weight-asian="normal" style:font-weight-complex="normal"/>
    </style:style>
    <style:style style:name="P24" style:family="paragraph" style:parent-style-name="Standard" style:list-style-name="L15">
      <style:text-properties fo:font-weight="normal" officeooo:rsid="0017817c" officeooo:paragraph-rsid="0017817c" style:font-weight-asian="normal" style:font-weight-complex="normal"/>
    </style:style>
    <style:style style:name="P25" style:family="paragraph" style:parent-style-name="Standard" style:list-style-name="L16">
      <style:text-properties fo:font-weight="normal" officeooo:rsid="0017817c" officeooo:paragraph-rsid="0017817c" style:font-weight-asian="normal" style:font-weight-complex="normal"/>
    </style:style>
    <style:style style:name="P26" style:family="paragraph" style:parent-style-name="Standard" style:list-style-name="L15">
      <style:text-properties fo:font-weight="bold" officeooo:rsid="00189da7" officeooo:paragraph-rsid="00189da7" style:font-weight-asian="bold" style:font-weight-complex="bold"/>
    </style:style>
    <style:style style:name="P27" style:family="paragraph" style:parent-style-name="Standard" style:list-style-name="L17">
      <style:text-properties fo:font-weight="normal" officeooo:rsid="00189da7" officeooo:paragraph-rsid="00189da7" style:font-weight-asian="normal" style:font-weight-complex="normal"/>
    </style:style>
    <style:style style:name="P28" style:family="paragraph" style:parent-style-name="Text_20_body" style:list-style-name="L17">
      <style:text-properties officeooo:paragraph-rsid="00189da7"/>
    </style:style>
    <style:style style:name="P29" style:family="paragraph" style:parent-style-name="Standard" style:list-style-name="L18">
      <style:text-properties fo:font-weight="normal" officeooo:rsid="0017817c" officeooo:paragraph-rsid="00189da7" style:font-weight-asian="normal" style:font-weight-complex="normal"/>
    </style:style>
    <style:style style:name="P30" style:family="paragraph" style:parent-style-name="Standard" style:list-style-name="L15">
      <style:text-properties fo:font-weight="normal" officeooo:rsid="0017817c" officeooo:paragraph-rsid="00189da7" style:font-weight-asian="normal" style:font-weight-complex="normal"/>
    </style:style>
    <style:style style:name="P31" style:family="paragraph" style:parent-style-name="Standard" style:list-style-name="L15">
      <style:text-properties fo:font-weight="bold" officeooo:rsid="0017817c" officeooo:paragraph-rsid="00189da7" style:font-weight-asian="bold" style:font-weight-complex="bold"/>
    </style:style>
    <style:style style:name="P32" style:family="paragraph" style:parent-style-name="Standard" style:list-style-name="L19">
      <style:text-properties fo:font-weight="normal" officeooo:rsid="00189da7" officeooo:paragraph-rsid="00189da7" style:font-weight-asian="normal" style:font-weight-complex="normal"/>
    </style:style>
    <style:style style:name="P33" style:family="paragraph" style:parent-style-name="Standard">
      <style:text-properties fo:font-weight="normal" officeooo:rsid="00189da7" officeooo:paragraph-rsid="00189da7" style:font-weight-asian="normal" style:font-weight-complex="normal"/>
    </style:style>
    <style:style style:name="P34" style:family="paragraph" style:parent-style-name="Standard" style:list-style-name="L20">
      <style:text-properties fo:font-weight="normal" officeooo:rsid="00189da7" officeooo:paragraph-rsid="00189da7" style:font-weight-asian="normal" style:font-weight-complex="normal"/>
    </style:style>
    <style:style style:name="P35" style:family="paragraph" style:parent-style-name="Standard" style:list-style-name="L21">
      <style:text-properties fo:font-weight="normal" officeooo:rsid="00189da7" officeooo:paragraph-rsid="00189da7" style:font-weight-asian="normal" style:font-weight-complex="normal"/>
    </style:style>
    <style:style style:name="P36" style:family="paragraph" style:parent-style-name="Standard">
      <style:text-properties officeooo:paragraph-rsid="00189da7"/>
    </style:style>
    <style:style style:name="P37" style:family="paragraph" style:parent-style-name="Standard" style:list-style-name="L22">
      <style:text-properties officeooo:paragraph-rsid="00189da7"/>
    </style:style>
    <style:style style:name="P38" style:family="paragraph" style:parent-style-name="Standard" style:list-style-name="L15">
      <style:text-properties officeooo:paragraph-rsid="00189da7"/>
    </style:style>
    <style:style style:name="P39" style:family="paragraph" style:parent-style-name="Standard" style:list-style-name="L23">
      <style:text-properties officeooo:paragraph-rsid="00189da7"/>
    </style:style>
    <style:style style:name="P40" style:family="paragraph" style:parent-style-name="Standard" style:list-style-name="L23" style:master-page-name="">
      <loext:graphic-properties draw:fill="none"/>
      <style:paragraph-properties fo:margin-left="1.3cm" fo:margin-right="0cm" fo:text-indent="-0.6cm" style:auto-text-indent="false" style:page-number="auto" fo:background-color="transparent"/>
      <style:text-properties officeooo:paragraph-rsid="00189da7"/>
    </style:style>
    <style:style style:name="P41" style:family="paragraph" style:parent-style-name="Standard">
      <loext:graphic-properties draw:fill="none"/>
      <style:paragraph-properties fo:margin-left="1.3cm" fo:margin-right="0cm" fo:text-indent="-0.6cm" style:auto-text-indent="false" fo:background-color="transparent"/>
      <style:text-properties officeooo:paragraph-rsid="001a57b0"/>
    </style:style>
    <style:style style:name="P42" style:family="paragraph" style:parent-style-name="Standard" style:list-style-name="L24">
      <loext:graphic-properties draw:fill="none"/>
      <style:paragraph-properties fo:background-color="transparent"/>
      <style:text-properties officeooo:paragraph-rsid="001a57b0"/>
    </style:style>
    <style:style style:name="P43" style:family="paragraph" style:parent-style-name="Standard">
      <loext:graphic-properties draw:fill="none"/>
      <style:paragraph-properties fo:background-color="transparent"/>
      <style:text-properties officeooo:paragraph-rsid="001a57b0"/>
    </style:style>
    <style:style style:name="P44" style:family="paragraph" style:parent-style-name="Standard" style:list-style-name="L25">
      <loext:graphic-properties draw:fill="none"/>
      <style:paragraph-properties fo:background-color="transparent"/>
      <style:text-properties officeooo:paragraph-rsid="001a57b0"/>
    </style:style>
    <style:style style:name="P45" style:family="paragraph" style:parent-style-name="Standard" style:list-style-name="L26">
      <style:text-properties fo:font-weight="normal" officeooo:rsid="0017817c" officeooo:paragraph-rsid="001a57b0" style:font-weight-asian="normal" style:font-weight-complex="normal"/>
    </style:style>
    <style:style style:name="P46" style:family="paragraph" style:parent-style-name="Standard" style:list-style-name="L27">
      <style:text-properties fo:font-weight="normal" officeooo:rsid="0017817c" officeooo:paragraph-rsid="001a57b0" style:font-weight-asian="normal" style:font-weight-complex="normal"/>
    </style:style>
    <style:style style:name="P47" style:family="paragraph" style:parent-style-name="Standard" style:list-style-name="L15">
      <style:text-properties fo:font-weight="normal" officeooo:rsid="0017817c" officeooo:paragraph-rsid="001a57b0" style:font-weight-asian="normal" style:font-weight-complex="normal"/>
    </style:style>
    <style:style style:name="P48" style:family="paragraph" style:parent-style-name="Standard">
      <style:text-properties fo:font-weight="normal" officeooo:rsid="0017817c" officeooo:paragraph-rsid="001a57b0" style:font-weight-asian="normal" style:font-weight-complex="normal"/>
    </style:style>
    <style:style style:name="P49" style:family="paragraph" style:parent-style-name="Standard" style:list-style-name="L28">
      <style:text-properties fo:font-weight="normal" officeooo:rsid="0017817c" officeooo:paragraph-rsid="001a57b0" style:font-weight-asian="normal" style:font-weight-complex="normal"/>
    </style:style>
    <style:style style:name="P50" style:family="paragraph" style:parent-style-name="Text_20_body" style:list-style-name="L29">
      <style:text-properties officeooo:paragraph-rsid="001a57b0"/>
    </style:style>
    <style:style style:name="P51" style:family="paragraph" style:parent-style-name="Standard" style:list-style-name="L30">
      <style:text-properties fo:font-weight="normal" officeooo:rsid="0017817c" officeooo:paragraph-rsid="0017817c" style:font-weight-asian="normal" style:font-weight-complex="normal"/>
    </style:style>
    <style:style style:name="P52" style:family="paragraph" style:parent-style-name="Standard">
      <style:text-properties officeooo:paragraph-rsid="0017817c"/>
    </style:style>
    <style:style style:name="P53" style:family="paragraph" style:parent-style-name="Standard" style:list-style-name="L31">
      <style:text-properties officeooo:paragraph-rsid="0017817c"/>
    </style:style>
    <style:style style:name="P54" style:family="paragraph" style:parent-style-name="Standard" style:list-style-name="L32">
      <style:text-properties fo:font-weight="normal" officeooo:rsid="0017817c" officeooo:paragraph-rsid="0017817c" style:font-weight-asian="normal" style:font-weight-complex="normal"/>
    </style:style>
    <style:style style:name="P55" style:family="paragraph" style:parent-style-name="Standard" style:list-style-name="L33">
      <style:text-properties fo:font-weight="normal" officeooo:rsid="0017817c" officeooo:paragraph-rsid="001b384b" style:font-weight-asian="normal" style:font-weight-complex="normal"/>
    </style:style>
    <style:style style:name="P56" style:family="paragraph" style:parent-style-name="Standard" style:list-style-name="L15">
      <style:text-properties fo:font-weight="normal" officeooo:rsid="0017817c" officeooo:paragraph-rsid="001b384b" style:font-weight-asian="normal" style:font-weight-complex="normal"/>
    </style:style>
    <style:style style:name="P57" style:family="paragraph" style:parent-style-name="Standard" style:list-style-name="L34">
      <style:text-properties officeooo:paragraph-rsid="001b384b"/>
    </style:style>
    <style:style style:name="P58" style:family="paragraph" style:parent-style-name="Standard" style:list-style-name="L34" style:master-page-name="">
      <loext:graphic-properties draw:fill="none"/>
      <style:paragraph-properties fo:margin-left="0cm" fo:margin-right="0cm" fo:text-indent="-0.6cm" style:auto-text-indent="false" style:page-number="auto" fo:background-color="transparent"/>
      <style:text-properties officeooo:paragraph-rsid="001b384b"/>
    </style:style>
    <style:style style:name="P59" style:family="paragraph" style:parent-style-name="Standard">
      <loext:graphic-properties draw:fill="none"/>
      <style:paragraph-properties fo:margin-left="0cm" fo:margin-right="0cm" fo:text-indent="-0.6cm" style:auto-text-indent="false" fo:background-color="transparent"/>
      <style:text-properties officeooo:paragraph-rsid="001b384b"/>
    </style:style>
    <style:style style:name="P60" style:family="paragraph" style:parent-style-name="Standard" style:list-style-name="L35"/>
    <style:style style:name="T1" style:family="text">
      <style:text-properties style:text-underline-style="none" officeooo:rsid="0015a941"/>
    </style:style>
    <style:style style:name="T2" style:family="text">
      <style:text-properties officeooo:rsid="0015a94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officeooo:rsid="0015a941" style:font-weight-asian="normal" style:font-weight-complex="normal"/>
    </style:style>
    <style:style style:name="T5" style:family="text">
      <style:text-properties fo:font-weight="bold" officeooo:rsid="0015a941" style:font-weight-asian="bold" style:font-weight-complex="bold"/>
    </style:style>
    <style:style style:name="T6" style:family="text">
      <style:text-properties officeooo:rsid="00189da7"/>
    </style:style>
    <style:style style:name="T7" style:family="text">
      <style:text-properties fo:font-weight="normal" officeooo:rsid="00189da7" style:font-weight-asian="normal" style:font-weight-complex="normal"/>
    </style:style>
    <style:style style:name="T8" style:family="text">
      <style:text-properties fo:font-weight="bold" officeooo:rsid="0017817c" style:font-weight-asian="bold" style:font-weight-complex="bold"/>
    </style:style>
    <style:style style:name="T9" style:family="text">
      <style:text-properties fo:font-weight="normal" officeooo:rsid="0017817c" style:font-weight-asian="normal" style:font-weight-complex="normal"/>
    </style:style>
    <style:style style:name="T10" style:family="text">
      <style:text-properties officeooo:rsid="001a57b0"/>
    </style:style>
    <style:style style:name="T11" style:family="text">
      <style:text-properties officeooo:rsid="0017817c"/>
    </style:style>
    <style:style style:name="T12" style:family="text">
      <style:text-properties fo:font-weight="bold" officeooo:rsid="001a57b0" style:font-weight-asian="bold" style:font-weight-complex="bold"/>
    </style:style>
    <style:style style:name="T13" style:family="text">
      <style:text-properties officeooo:rsid="001b384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istemas operativos y virtualización</text:h>
      <text:list text:style-name="L1">
        <text:list-item>
          <text:p text:style-name="P2"><text:span text:style-name="T1">¿Que es un sistema operativo y cuales son sus principales <text:s/>funciones?</text:span></text:p>
        </text:list-item>
      </text:list>
      <text:p text:style-name="P3"><text:tab/>Es un software esencial que gestiona los recursos de hardware y software de una computadora.</text:p>
      <text:p text:style-name="P4"><text:tab/>Funciones:</text:p>
      <text:list text:style-name="L2">
        <text:list-item>
          <text:list>
            <text:list-item>
              <text:list>
                <text:list-item>
                  <text:p text:style-name="P5">Gestión de Procesos </text:p>
                </text:list-item>
                <text:list-item>
                  <text:p text:style-name="P5">Gestión de <text:span text:style-name="T2">Memoria</text:span></text:p>
                </text:list-item>
                <text:list-item>
                  <text:p text:style-name="P5">Gestión de <text:span text:style-name="T2">Almacenamiento</text:span></text:p>
                </text:list-item>
                <text:list-item>
                  <text:p text:style-name="P5">Gestión de <text:span text:style-name="T2">Dispositivos</text:span></text:p>
                </text:list-item>
                <text:list-item>
                  <text:p text:style-name="P5">Interfaz de Usuario </text:p>
                </text:list-item>
                <text:list-item>
                  <text:p text:style-name="P5">Seguridad y Protección </text:p>
                </text:list-item>
                <text:list-item>
                  <text:p text:style-name="P5">Gestión de Redes </text:p>
                </text:list-item>
              </text:list>
            </text:list-item>
          </text:list>
        </text:list-item>
      </text:list>
      <text:p text:style-name="P4"/>
      <text:list text:style-name="L3">
        <text:list-item>
          <text:p text:style-name="P6">Explica las diferencias entre los kernels monolítico, microkernel e híbrido y da un ejemplo de cada uno.<text:tab/></text:p>
        </text:list-item>
      </text:list>
      <text:p text:style-name="P7"><text:tab/><text:span text:style-name="T3">Kernel monolítico (Linux):</text:span></text:p>
      <text:list text:style-name="L4">
        <text:list-item>
          <text:p text:style-name="P8">Todo el sistema operativo se ejecuta en modo kernel, incluyendo el manejo de dispositivos, gestión de memoria, y más. </text:p>
        </text:list-item>
        <text:list-item>
          <text:p text:style-name="P8">Alto rendimiento ya que los componentes se comunican entre sí de forma directa.</text:p>
        </text:list-item>
        <text:list-item>
          <text:p text:style-name="P8">Mayor riesgo de fallos y problemas de seguridad, ya que un error en un componente puede afectar a todo el sistema. </text:p>
        </text:list-item>
      </text:list>
      <text:p text:style-name="P4"><text:span text:style-name="T4"><text:tab/></text:span></text:p>
      <text:p text:style-name="P4"><text:span text:style-name="T4"><text:tab/></text:span><text:span text:style-name="T3">Microkernel </text:span><text:span text:style-name="T5">(Minix):</text:span></text:p>
      <text:list text:style-name="L5">
        <text:list-item>
          <text:p text:style-name="P9"><text:span text:style-name="T2">Las funciones más básicas se ejecutan en modo kernel, como la gestión de procesos y la comunicación entre procesos. Otros servicios se ejecutan en espacio de usuario. </text:span></text:p>
        </text:list-item>
        <text:list-item>
          <text:p text:style-name="P9"><text:span text:style-name="T2">Mayor estabilidad y seguridad, ya que los fallos en los servicios no afectan al núcleo. </text:span></text:p>
        </text:list-item>
        <text:list-item>
          <text:p text:style-name="P9"><text:span text:style-name="T2">Puede tener un rendimiento menor debido a la comunicación entre procesos en espacio de usuario. </text:span></text:p>
        </text:list-item>
      </text:list>
      <text:p text:style-name="P4"><text:span text:style-name="T5"><text:tab/></text:span></text:p>
      <text:p text:style-name="P4"><text:span text:style-name="T5"><text:tab/>Kernel Híbrido (Windows NT):</text:span></text:p>
      <text:list text:style-name="L6">
        <text:list-item>
          <text:p text:style-name="P10"><text:span text:style-name="T2">Combina elementos de los kernels monolíticos y microkernel. Mantiene algunas funciones en modo kernel para rendimiento, mientras que otras se ejecutan en espacio de usuario para estabilidad. </text:span></text:p>
        </text:list-item>
        <text:list-item>
          <text:p text:style-name="P10"><text:span text:style-name="T2">Equilibrio entre rendimiento y estabilidad. </text:span></text:p>
        </text:list-item>
        <text:list-item>
          <text:p text:style-name="P10"><text:span text:style-name="T2">Complejidad en el diseño y mantenimiento. </text:span></text:p>
        </text:list-item>
      </text:list>
      <text:p text:style-name="P11"/>
      <text:list text:style-name="L7">
        <text:list-item>
          <text:p text:style-name="P12">Describe las diferencias entre el modo usuario y el modo sistema.</text:p>
          <text:p text:style-name="P13">Modo usuario: </text:p>
        </text:list-item>
      </text:list>
      <text:list text:style-name="L8">
        <text:list-item>
          <text:list>
            <text:list-item>
              <text:list>
                <text:list-item>
                  <text:p text:style-name="P14">Es el modo en el que se ejecutan las aplicaciones y programas de los usuarios. </text:p>
                </text:list-item>
                <text:list-item>
                  <text:p text:style-name="P14">Tiene permisos limitados para acceder a los recursos del sistema y hardware. </text:p>
                </text:list-item>
                <text:list-item>
                  <text:p text:style-name="P14">Protege el sistema operativo de errores y fallos en las aplicaciones, ya que las aplicaciones no pueden acceder directamente al hardware o a la memoria del sistema. </text:p>
                </text:list-item>
              </text:list>
            </text:list-item>
          </text:list>
        </text:list-item>
      </text:list>
      <text:p text:style-name="P15"><text:tab/></text:p>
      <text:p text:style-name="P15"><text:tab/>Modo Sistema:</text:p>
      <text:list text:style-name="L9">
        <text:list-item>
          <text:p text:style-name="P16"><text:soft-page-break/>Es el modo en el que se ejecuta el núcleo del sistema operativo y tiene control total sobre el hardware y los recursos del sistema. </text:p>
        </text:list-item>
        <text:list-item>
          <text:p text:style-name="P16">Tiene permisos completos para acceder y controlar todos los recursos del sistema, incluyendo la memoria, el procesador y los dispositivos de hardware. </text:p>
        </text:list-item>
        <text:list-item>
          <text:p text:style-name="P16">Menos seguro en términos de protección contra errores, ya que un fallo en el modo sistema puede afectar a todo el sistema operativo. </text:p>
        </text:list-item>
      </text:list>
      <text:p text:style-name="P17"/>
      <text:list text:style-name="L10">
        <text:list-item>
          <text:p text:style-name="P18">¿Qué tipos de interfaz de usuario puede ofrecer un sistema operativo?</text:p>
          <text:p text:style-name="P19">Interfaz de Línea de comandos:</text:p>
        </text:list-item>
      </text:list>
      <text:list text:style-name="L11">
        <text:list-item>
          <text:list>
            <text:list-item>
              <text:list>
                <text:list-item>
                  <text:p text:style-name="P20">Permite a los usuarios interactuar con el sistema operativo mediante comandos escritos en texto. </text:p>
                </text:list-item>
                <text:list-item>
                  <text:p text:style-name="P20">Ofrece un control preciso y es eficiente para tareas repetitivas y automatización. </text:p>
                </text:list-item>
              </text:list>
            </text:list-item>
          </text:list>
        </text:list-item>
      </text:list>
      <text:p text:style-name="P15"/>
      <text:p text:style-name="P15"><text:tab/>Interfaz Gráfica de Usuario:</text:p>
      <text:list text:style-name="L12">
        <text:list-item>
          <text:p text:style-name="P21">Utiliza elementos gráficos como ventanas, iconos y menús para permitir la interacción con el sistema operativo. </text:p>
        </text:list-item>
        <text:list-item>
          <text:p text:style-name="P21">Es intuitiva y fácil de usar, especialmente para usuarios no técnicos. </text:p>
        </text:list-item>
      </text:list>
      <text:p text:style-name="P15"/>
      <text:list text:style-name="L13">
        <text:list-item>
          <text:p text:style-name="P22">¿Qué es la multitarea y cómo la maneja un sistema operativo?</text:p>
        </text:list-item>
      </text:list>
      <text:p text:style-name="P17"><text:tab/>Es la capacidad de un sistema operativo de ejecutar varios procesos a la vez. La maneja así:</text:p>
      <text:list text:style-name="L14">
        <text:list-item>
          <text:p text:style-name="P23"><text:span text:style-name="T3">Planificación de Procesos:</text:span> Decide qué proceso se ejecuta y cuándo.</text:p>
        </text:list-item>
        <text:list-item>
          <text:p text:style-name="P23"><text:span text:style-name="T3">Conmutación de Contexto:</text:span> Guarda y carga el estado de los procesos al cambiar entre ellos.</text:p>
        </text:list-item>
        <text:list-item>
          <text:p text:style-name="P23"><text:span text:style-name="T3">Gestión de Memoria: </text:span>Asigna y gestiona la memoria para cada proceso.</text:p>
        </text:list-item>
        <text:list-item>
          <text:p text:style-name="P23"><text:span text:style-name="T3">Sincronización y Comunicación:</text:span> Facilita la comunicación y coordinación entre procesos.</text:p>
        </text:list-item>
        <text:list-item>
          <text:p text:style-name="P23"><text:span text:style-name="T3">Prioridades de Procesos: </text:span>Asigna prioridades para determinar el orden de ejecución.</text:p>
        </text:list-item>
      </text:list>
      <text:p text:style-name="P15"/>
      <text:list xml:id="list1347288104" text:style-name="L15">
        <text:list-item>
          <text:p text:style-name="P24"><text:s/>¿En qué consiste el multiprocesamiento y cómo mejora el rendimiento de un sistema?</text:p>
          <text:p text:style-name="P24">Es la capacidad de un sistema para utilizar dos o más unidades de procesamiento (CPU) al mismo tiempo. Esto mejora el rendimiento del sistema, reduce el tiempo de procesamiento y aumenta la eficiencia. </text:p>
        </text:list-item>
      </text:list>
      <text:list text:style-name="L16">
        <text:list-item>
          <text:list>
            <text:list-item>
              <text:list>
                <text:list-item>
                  <text:p text:style-name="P25"><text:span text:style-name="T3">Paralelismo: </text:span>Ejecuta múltiples procesos en paralelo, acelerando el procesamiento de tareas.</text:p>
                </text:list-item>
                <text:list-item>
                  <text:p text:style-name="P25"><text:span text:style-name="T3">Mayor Capacidad de Carga:</text:span> Maneja más tareas simultáneamente, mejorando la respuesta del sistema.</text:p>
                </text:list-item>
                <text:list-item>
                  <text:p text:style-name="P25"><text:span text:style-name="T3">Reducción de Cuellos de Botella:</text:span> Distribuye la carga de trabajo entre varias CPUs, evitando sobrecargas en una sola unidad.</text:p>
                  <text:p text:style-name="P25"/>
                </text:list-item>
              </text:list>
            </text:list-item>
          </text:list>
        </text:list-item>
      </text:list>
      <text:list xml:id="list182443659726527" text:continue-list="list1347288104" text:style-name="L15">
        <text:list-item>
          <text:p text:style-name="P24"><text:s/>Explica las técnicas de paginación y segmentación en la gestión de memoria.</text:p>
          <text:p text:style-name="P26">Paginación:</text:p>
        </text:list-item>
      </text:list>
      <text:list text:style-name="L17">
        <text:list-item>
          <text:list>
            <text:list-item>
              <text:list>
                <text:list-item>
                  <text:p text:style-name="P27"><text:span text:style-name="Strong_20_Emphasis">Divide la memoria</text:span> en bloques de tamaño fijo llamados páginas. </text:p>
                </text:list-item>
                <text:list-item>
                  <text:p text:style-name="P28"><text:span text:style-name="Strong_20_Emphasis"><text:span text:style-name="T6">Ventajas</text:span></text:span><text:span text:style-name="T7">: Elimina la fragmentación externa.</text:span>interna.</text:p>
                </text:list-item>
                <text:list-item>
                  <text:p text:style-name="P28"><text:span text:style-name="T3">Desventajas: </text:span>Puede causar fragmentación</text:p>
                </text:list-item>
              </text:list>
            </text:list-item>
          </text:list>
        </text:list-item>
      </text:list>
      <text:list xml:id="list182444226091051" text:continue-list="list182443659726527" text:style-name="L15">
        <text:list-header>
          <text:p text:style-name="P24"/>
        </text:list-header>
        <text:list-item>
          <text:p text:style-name="P24"><text:soft-page-break/>¿Qué es la memoria virtual y para qué se utiliza?</text:p>
          <text:p text:style-name="P24"><text:span text:style-name="T6">E</text:span>s una técnica que permite a un sistema operativo usar espacio en el disco duro como si fuera memoria RAM adicional. <text:span text:style-name="T6">Uso:</text:span></text:p>
        </text:list-item>
      </text:list>
      <text:list text:style-name="L18">
        <text:list-item>
          <text:list>
            <text:list-item>
              <text:list>
                <text:list-item>
                  <text:p text:style-name="P29"><text:span text:style-name="T3">Ampliar la Memoria Disponible: </text:span>Permite ejecutar programas que requieren más memoria de la que físicamente está disponible.</text:p>
                </text:list-item>
                <text:list-item>
                  <text:p text:style-name="P29"><text:span text:style-name="T3">Aislamiento de Procesos:</text:span> Cada proceso tiene su propio espacio de direcciones, mejorando la seguridad y estabilidad.</text:p>
                </text:list-item>
                <text:list-item>
                  <text:p text:style-name="P29"><text:span text:style-name="T3">Gestión Eficiente de Memoria:</text:span> Optimiza el uso de la memoria física mediante la paginación y el intercambio de datos entre la RAM y el disco duro.</text:p>
                  <text:p text:style-name="P29"/>
                </text:list-item>
              </text:list>
            </text:list-item>
          </text:list>
        </text:list-item>
      </text:list>
      <text:list xml:id="list182445578071533" text:continue-list="list182444226091051" text:style-name="L15">
        <text:list-item>
          <text:p text:style-name="P30"><text:s/>Menciona y describe brevemente dos sistemas de archivos utilizados comúnmente en sistemas operativos.</text:p>
          <text:p text:style-name="P31"><text:span text:style-name="T6">NTFS:</text:span></text:p>
        </text:list-item>
      </text:list>
      <text:list text:style-name="L19">
        <text:list-item>
          <text:list>
            <text:list-item>
              <text:list>
                <text:list-item>
                  <text:p text:style-name="P32">Usado por Windows</text:p>
                </text:list-item>
                <text:list-item>
                  <text:p text:style-name="P32">Soporta grandes volúmenes de almacenamiento, permisos de archivos, cifrado, y recuperación de errores. </text:p>
                </text:list-item>
                <text:list-item>
                  <text:p text:style-name="P32">Alta seguridad y eficiencia en la gestión de archivos. </text:p>
                </text:list-item>
              </text:list>
            </text:list-item>
          </text:list>
        </text:list-item>
      </text:list>
      <text:p text:style-name="P33"/>
      <text:p text:style-name="P33"><text:tab/><text:span text:style-name="T3">Ext4:</text:span></text:p>
      <text:list text:style-name="L20">
        <text:list-item>
          <text:p text:style-name="P34">Utilizado principalmente en sistemas operativos Linux. </text:p>
        </text:list-item>
        <text:list-item>
          <text:p text:style-name="P34">Soporta grandes volúmenes y tamaños de archivos, journaling para recuperación rápida, y alta eficiencia. </text:p>
        </text:list-item>
        <text:list-item>
          <text:p text:style-name="P34">Estabilidad, rendimiento y compatibilidad con sistemas Linux. </text:p>
          <text:p text:style-name="P34"/>
        </text:list-item>
      </text:list>
      <text:list xml:id="list182444672184941" text:continue-list="list182445578071533" text:style-name="L15">
        <text:list-item>
          <text:p text:style-name="P24"><text:s/>¿Cómo gestiona un sistema operativo la creación y finalización de procesos?</text:p>
          <text:p text:style-name="P26">Creación de procesos:</text:p>
        </text:list-item>
      </text:list>
      <text:list text:style-name="L21">
        <text:list-item>
          <text:list>
            <text:list-item>
              <text:list>
                <text:list-item>
                  <text:p text:style-name="P35"><text:span text:style-name="T3">Inicialización: </text:span>Un proceso puede ser creado por el sistema operativo durante el arranque.</text:p>
                </text:list-item>
                <text:list-item>
                  <text:p text:style-name="P35"><text:span text:style-name="T3">Llamada al Sistema: </text:span>Los procesos pueden crear otros procesos mediante llamadas al sistema.</text:p>
                </text:list-item>
                <text:list-item>
                  <text:p text:style-name="P35"><text:span text:style-name="T3">Carga de Programas:</text:span> Cuando un usuario inicia un programa, el sistema operativo carga el programa en la memoria y crea un proceso.</text:p>
                </text:list-item>
              </text:list>
            </text:list-item>
          </text:list>
        </text:list-item>
      </text:list>
      <text:p text:style-name="P36"><text:span text:style-name="T7"><text:tab/></text:span></text:p>
      <text:p text:style-name="P36"><text:span text:style-name="T7"><text:tab/></text:span><text:span text:style-name="T3">Finalización de Procesos</text:span></text:p>
      <text:list text:style-name="L22">
        <text:list-item>
          <text:list>
            <text:list-item>
              <text:p text:style-name="P37"><text:span text:style-name="T3">Terminación Normal: </text:span>Un proceso finaliza normalmente cuando completa su tarea y ejecuta una llamada al sistema como exit().</text:p>
            </text:list-item>
            <text:list-item>
              <text:p text:style-name="P37"><text:span text:style-name="T3">Terminación por Error:</text:span> Un proceso puede finalizar debido a un error, como una excepción no manejada.</text:p>
            </text:list-item>
            <text:list-item>
              <text:p text:style-name="P37"><text:span text:style-name="T3">Terminación Forzada: </text:span>Un proceso puede ser terminado por otro proceso o por el sistema operativo mediante una llamada al sistema como kill().</text:p>
              <text:p text:style-name="P37"/>
            </text:list-item>
          </text:list>
        </text:list-item>
      </text:list>
      <text:list xml:id="list182443714408874" text:continue-list="list182444672184941" text:style-name="L15">
        <text:list-item>
          <text:p text:style-name="P24"><text:s/>Explica cómo funciona la planificación de procesos y menciona alguna política de planificación (FIFO, Round Robin, etc.).</text:p>
          <text:p text:style-name="P38"><text:span text:style-name="T8">Planificación de Procesos</text:span></text:p>
        </text:list-item>
      </text:list>
      <text:list text:style-name="L23">
        <text:list-item>
          <text:list>
            <text:list-item>
              <text:p text:style-name="P39"><text:span text:style-name="T8">Cola de Procesos: </text:span><text:span text:style-name="T9">Los procesos que necesitan tiempo de CPU se colocan en una cola.</text:span></text:p>
            </text:list-item>
            <text:list-item>
              <text:p text:style-name="P39"><text:span text:style-name="T8">Algoritmo de Planificación: </text:span><text:span text:style-name="T9">El sistema operativo utiliza un algoritmo para seleccionar el siguiente proceso a ejecutar.</text:span></text:p>
            </text:list-item>
            <text:list-item>
              <text:p text:style-name="P39"><text:soft-page-break/><text:span text:style-name="T8">Asignación de CPU:</text:span><text:span text:style-name="T9"> El proceso seleccionado se ejecuta en la CPU durante un tiempo determinado.</text:span></text:p>
              <text:p text:style-name="P40"><text:span text:style-name="T9"/></text:p>
            </text:list-item>
          </text:list>
        </text:list-item>
      </text:list>
      <text:p text:style-name="P41"><text:span text:style-name="T8"><text:tab/>Políticas de Planificación</text:span><text:span text:style-name="T9"><text:line-break/><text:tab/></text:span><text:span text:style-name="T8">FIFO (First In, First Out):</text:span></text:p>
      <text:list text:style-name="L24">
        <text:list-item>
          <text:list>
            <text:list-item>
              <text:list>
                <text:list-item>
                  <text:p text:style-name="P42"><text:span text:style-name="T9">Los procesos se ejecutan en el orden en que llegan.</text:span></text:p>
                </text:list-item>
                <text:list-item>
                  <text:p text:style-name="P42"><text:span text:style-name="T9">Simple y fácil de implementar.</text:span></text:p>
                </text:list-item>
                <text:list-item>
                  <text:p text:style-name="P42"><text:span text:style-name="T9">Puede causar tiempos de espera largos para procesos que llegan más tarde.<text:line-break/></text:span></text:p>
                </text:list-item>
              </text:list>
            </text:list-item>
          </text:list>
        </text:list-item>
      </text:list>
      <text:p text:style-name="P43"><text:span text:style-name="T9"><text:tab/><text:tab/></text:span><text:span text:style-name="T8">Round Robin:</text:span></text:p>
      <text:list text:style-name="L25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T9">Cada proceso recibe un tiempo fijo de CPU (quantum) y luego se coloca al final de la cola.</text:span></text:p>
                    </text:list-item>
                    <text:list-item>
                      <text:p text:style-name="P44"><text:span text:style-name="T9">Justo y equitativo, adecuado para sistemas interactivos.</text:span></text:p>
                    </text:list-item>
                    <text:list-item>
                      <text:p text:style-name="P44"><text:span text:style-name="T9">Puede ser ineficiente si el quantum es demasiado corto o demasiado larg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9"/></text:p>
      <text:list xml:id="list182444543853921" text:continue-list="list182443714408874" text:style-name="L15">
        <text:list-item>
          <text:p text:style-name="P24">¿Por qué es importante la sincronización entre procesos en un sistema operativo?</text:p>
        </text:list-item>
      </text:list>
      <text:list text:style-name="L26">
        <text:list-item>
          <text:list>
            <text:list-item>
              <text:p text:style-name="P45"><text:span text:style-name="T3">Evitar Condiciones de Carrera: </text:span>Asegura que múltiples procesos no accedan simultáneamente a recursos compartidos, evitando resultados inconsistentes.</text:p>
            </text:list-item>
            <text:list-item>
              <text:p text:style-name="P45"><text:span text:style-name="T3">Coordinación de Tareas:</text:span> Permite que los procesos trabajen juntos de manera ordenada, garantizando que las tareas se completen en el orden correcto.</text:p>
            </text:list-item>
            <text:list-item>
              <text:p text:style-name="P45"><text:span text:style-name="T3">Eficiencia en el Uso de Recursos:</text:span> Optimiza el uso de recursos compartidos, como memoria y dispositivos de entrada/salida, evitando bloqueos y cuellos de botella.</text:p>
            </text:list-item>
            <text:list-item>
              <text:p text:style-name="P45"><text:span text:style-name="T3">Seguridad y Estabilidad:</text:span> Protege los datos y recursos del sistema, asegurando que los procesos no interfieran entre sí de manera perjudicial.</text:p>
              <text:p text:style-name="P45"/>
            </text:list-item>
          </text:list>
        </text:list-item>
      </text:list>
      <text:list xml:id="list182444165993773" text:continue-list="list182444543853921" text:style-name="L15">
        <text:list-item>
          <text:p text:style-name="P24">¿Qué función tiene el sistema operativo en el manejo de dispositivos de entrada/salida?</text:p>
        </text:list-item>
      </text:list>
      <text:list text:style-name="L27">
        <text:list-item>
          <text:list>
            <text:list-item>
              <text:p text:style-name="P46"><text:span text:style-name="T3">Controladores de Dispositivos:</text:span> <text:span text:style-name="T10">Los</text:span> controladores actúan como intermediarios entre el hardware y el software.</text:p>
            </text:list-item>
            <text:list-item>
              <text:p text:style-name="P46"><text:span text:style-name="T3">Gestión de Buffers:</text:span> Utiliza buffers para almacenar temporalmente los datos que se transfieren entre el dispositivo y la memoria, mejorando la eficiencia y velocidad de las operaciones de E/S.</text:p>
            </text:list-item>
            <text:list-item>
              <text:p text:style-name="P46"><text:span text:style-name="T3">Planificación de E/S:</text:span> Organiza y prioriza las solicitudes de E/S para optimizar el rendimiento y minimizar el tiempo de espera.</text:p>
            </text:list-item>
            <text:list-item>
              <text:p text:style-name="P46"><text:span text:style-name="T3">Interrupciones</text:span>: Maneja las interrupciones generadas por los dispositivos de E/S para asegurar que las operaciones se realicen de manera oportuna y eficiente.</text:p>
            </text:list-item>
            <text:list-item>
              <text:p text:style-name="P46"><text:span text:style-name="T3">Interfaz de E/S:</text:span> Proporciona una interfaz estándar para que las aplicaciones puedan realizar operaciones de E/S sin preocuparse por los detalles del hardware.</text:p>
              <text:p text:style-name="P46"/>
            </text:list-item>
          </text:list>
        </text:list-item>
      </text:list>
      <text:list text:continue-list="list182444165993773" text:style-name="L15">
        <text:list-item>
          <text:p text:style-name="P24">Explica qué es un driver y por qué es esencial en el funcionamiento del sistema operativo.</text:p>
          <text:p text:style-name="P47"><text:span text:style-name="T10">E</text:span>s un software que permite al sistema operativo comunicarse con el hardware de la computadora. Actúa como un intermediario, traduciendo las instrucciones del sistema operativo en comandos que el hardware puede entender y viceversa. <text:span text:style-name="T10">Es esencial porque mejora la compatibilidad, optimiza el rendimiento, mantiene la estabilidad del sistema y son actualizables para mejorar el rendimiento.</text:span></text:p>
        </text:list-item>
      </text:list>
      <text:p text:style-name="P48"/>
      <text:p text:style-name="P48"/>
      <text:list xml:id="list182444800890880" text:continue-numbering="true" text:style-name="L15">
        <text:list-header>
          <text:p text:style-name="P47"><text:span text:style-name="T10"><text:s/></text:span></text:p>
        </text:list-header>
        <text:list-item>
          <text:p text:style-name="P47"><text:soft-page-break/>¿Qué medidas de seguridad puede implementar un sistema operativo para proteger los datos?</text:p>
        </text:list-item>
      </text:list>
      <text:list text:style-name="L28">
        <text:list-item>
          <text:list>
            <text:list-item>
              <text:list>
                <text:list-item>
                  <text:p text:style-name="P49"><text:span text:style-name="T3">Control de Acceso: </text:span>Utiliza permisos y autenticación para asegurar que solo usuarios autorizados puedan acceder a ciertos archivos y recursos.</text:p>
                </text:list-item>
                <text:list-item>
                  <text:p text:style-name="P49"><text:span text:style-name="T3">Cifrado</text:span>: Protege los datos almacenados y transmitidos mediante técnicas de cifrado.</text:p>
                </text:list-item>
                <text:list-item>
                  <text:p text:style-name="P49"><text:span text:style-name="T3">Cortafuegos: </text:span>Monitorea y controla el tráfico de red.</text:p>
                </text:list-item>
                <text:list-item>
                  <text:p text:style-name="P49"><text:span text:style-name="T3">Antivirus y Antimalware:</text:span> Detecta y elimina software malicioso.</text:p>
                </text:list-item>
                <text:list-item>
                  <text:p text:style-name="P49"><text:span text:style-name="T3">Actualizaciones de Seguridad: </text:span>Mantiene el sistema operativo y las aplicaciones actualizadas para proteger contra vulnerabilidades conocidas.</text:p>
                </text:list-item>
                <text:list-item>
                  <text:p text:style-name="P49"><text:span text:style-name="T3">Copias de Seguridad:</text:span> Realiza copias de seguridad periódicas de los datos para prevenir la pérdida de información en caso de fallos o ataques.</text:p>
                  <text:p text:style-name="P49"/>
                </text:list-item>
              </text:list>
            </text:list-item>
          </text:list>
        </text:list-item>
      </text:list>
      <text:list xml:id="list182443732685360" text:continue-list="list182444800890880" text:style-name="L15">
        <text:list-item>
          <text:p text:style-name="P24">¿Cómo gestiona un sistema operativo las cuentas y permisos de usuarios?</text:p>
        </text:list-item>
      </text:list>
      <text:list text:style-name="L29">
        <text:list-item>
          <text:list>
            <text:list-item>
              <text:list>
                <text:list-item>
                  <text:p text:style-name="P50"><text:span text:style-name="Strong_20_Emphasis"><text:span text:style-name="T11">Cuentas de Usuario</text:span></text:span><text:span text:style-name="T9">: Creación, modificación y eliminación de cuentas; autenticación mediante contraseñas u otros métodos.</text:span></text:p>
                </text:list-item>
                <text:list-item>
                  <text:p text:style-name="P50"><text:span text:style-name="Strong_20_Emphasis">Permisos</text:span>: Control de acceso a recursos y asignación de niveles de permisos (administrador, usuario estándar, invitado).</text:p>
                </text:list-item>
              </text:list>
            </text:list-item>
          </text:list>
        </text:list-item>
      </text:list>
      <text:list xml:id="list182445207585696" text:continue-list="list182443732685360" text:style-name="L15">
        <text:list-item>
          <text:p text:style-name="P24">Describe las características de los sistemas operativos en tiempo real y en red.</text:p>
        </text:list-item>
      </text:list>
      <text:p text:style-name="P17"><text:tab/><text:span text:style-name="T12">Sistemas operativos en Tiempo Real</text:span></text:p>
      <text:list text:style-name="L30">
        <text:list-item>
          <text:p text:style-name="P51">Responden a eventos en un tiempo predecible. </text:p>
        </text:list-item>
        <text:list-item>
          <text:p text:style-name="P51">Procesan tareas con mínima demora. </text:p>
        </text:list-item>
        <text:list-item>
          <text:p text:style-name="P51">Altamente fiables para aplicaciones críticas. </text:p>
        </text:list-item>
      </text:list>
      <text:p text:style-name="P17"/>
      <text:p text:style-name="P52"><text:span text:style-name="T9"><text:tab/></text:span><text:span text:style-name="T3">Sistemas Operativos en Red </text:span></text:p>
      <text:list text:style-name="L31">
        <text:list-item>
          <text:p text:style-name="P53">Facilitan la comunicación entre múltiples dispositivos en una red. </text:p>
        </text:list-item>
        <text:list-item>
          <text:p text:style-name="P53">Permiten compartir archivos, impresoras y otros recursos. </text:p>
        </text:list-item>
        <text:list-item>
          <text:p text:style-name="P53">Implementan medidas para proteger datos y comunicaciones. </text:p>
        </text:list-item>
      </text:list>
      <text:p text:style-name="P52"/>
      <text:list xml:id="list182445337104505" text:continue-list="list182445207585696" text:style-name="L15">
        <text:list-item>
          <text:p text:style-name="P24">¿Qué es la virtualización y cuáles son algunos ejemplos de software que la permite?</text:p>
          <text:p text:style-name="P24"><text:span text:style-name="T13">E</text:span>s una tecnología que permite crear versiones virtuales de recursos físicos, como servidores, almacenamiento y redes. Esto se logra mediante software que simula el hardware y permite que múltiples sistemas operativos y aplicaciones se ejecuten en un solo hardware físico. <text:span text:style-name="T13">Ejemplos:</text:span></text:p>
        </text:list-item>
      </text:list>
      <text:list text:style-name="L32">
        <text:list-item>
          <text:list>
            <text:list-item>
              <text:list>
                <text:list-item>
                  <text:p text:style-name="P54">VMware </text:p>
                </text:list-item>
                <text:list-item>
                  <text:p text:style-name="P54">VirtualBox </text:p>
                </text:list-item>
                <text:list-item>
                  <text:p text:style-name="P54">Hyper-V </text:p>
                </text:list-item>
                <text:list-item>
                  <text:p text:style-name="P54">KVM </text:p>
                  <text:p text:style-name="P54"/>
                </text:list-item>
              </text:list>
            </text:list-item>
          </text:list>
        </text:list-item>
      </text:list>
      <text:list xml:id="list182444400351507" text:continue-list="list182445337104505" text:style-name="L15">
        <text:list-item>
          <text:p text:style-name="P24">¿Qué consideraciones se deben tomar antes de instalar un sistema operativo?</text:p>
        </text:list-item>
      </text:list>
      <text:list text:style-name="L33">
        <text:list-item>
          <text:list>
            <text:list-item>
              <text:p text:style-name="P55">Verifica<text:span text:style-name="T13">r</text:span> que el hardware de tu <text:span text:style-name="T13">ordenador</text:span> cumpla con los requisitos mínimos del sistema operativo.</text:p>
            </text:list-item>
            <text:list-item>
              <text:p text:style-name="P55">Realiza una copia de seguridad de tus datos importantes para evitar pérdidas durante la instalación.</text:p>
            </text:list-item>
            <text:list-item>
              <text:p text:style-name="P55">Decide cómo particionarás el disco duro</text:p>
            </text:list-item>
            <text:list-item>
              <text:p text:style-name="P55">Ten a mano los controladores necesarios para tu hardware</text:p>
            </text:list-item>
            <text:list-item>
              <text:p text:style-name="P55">Prepara una lista del software que necesitas instalar después del sistema operativo.<text:line-break/></text:p>
            </text:list-item>
            <text:list-item>
              <text:p text:style-name="P55"><text:soft-page-break/>Asegúrate de tener una conexión a Internet para descargar actualizaciones y controladores adicionales.</text:p>
            </text:list-item>
          </text:list>
        </text:list-item>
      </text:list>
      <text:list text:continue-list="list182444400351507" text:style-name="L15">
        <text:list-header>
          <text:p text:style-name="P24"/>
        </text:list-header>
        <text:list-item>
          <text:p text:style-name="P56">¿Cuáles son los métodos de actualización y por qué es importante mantener actualizado un sistema operativo?<text:line-break/><text:span text:style-name="T3">Métodos de Actualización</text:span></text:p>
        </text:list-item>
      </text:list>
      <text:list text:style-name="L34">
        <text:list-item>
          <text:list>
            <text:list-item>
              <text:p text:style-name="P57"><text:span text:style-name="T8">Automáticas:</text:span><text:span text:style-name="T9"> Descarga e instalación sin intervención del usuario.</text:span></text:p>
            </text:list-item>
            <text:list-item>
              <text:p text:style-name="P57"><text:span text:style-name="T8">Manuales</text:span><text:span text:style-name="T9">: El usuario descarga e instala las actualizaciones.</text:span></text:p>
            </text:list-item>
            <text:list-item>
              <text:p text:style-name="P57"><text:span text:style-name="T8">Incrementales</text:span><text:span text:style-name="T9">: Solo se actualizan los cambios desde la última versión.</text:span></text:p>
            </text:list-item>
            <text:list-item>
              <text:p text:style-name="P57"><text:span text:style-name="T8">Completas</text:span><text:span text:style-name="T9">: Se instala una nueva versión completa del sistema operativo.</text:span></text:p>
              <text:p text:style-name="P58"><text:span text:style-name="T9"/></text:p>
            </text:list-item>
          </text:list>
        </text:list-item>
      </text:list>
      <text:p text:style-name="P59"><text:span text:style-name="T9"><text:tab/><text:tab/></text:span><text:span text:style-name="T3">Importancia de Mantener Actualizado un Sistema Operativo</text:span></text:p>
      <text:list text:style-name="L35">
        <text:list-item>
          <text:list>
            <text:list-item>
              <text:p text:style-name="P60"><text:span text:style-name="T3">Seguridad: </text:span>Corrige vulnerabilidades y protege contra amenazas.</text:p>
            </text:list-item>
            <text:list-item>
              <text:p text:style-name="P60"><text:span text:style-name="T3">Rendimiento:</text:span> Mejora la eficiencia y velocidad del sistema.</text:p>
            </text:list-item>
            <text:list-item>
              <text:p text:style-name="P60"><text:span text:style-name="T3">Compatibilidad: </text:span>Asegura compatibilidad con hardware y software recientes.</text:p>
            </text:list-item>
            <text:list-item>
              <text:p text:style-name="P60"><text:span text:style-name="T3">Nuevas Funcionalidades:</text:span> Añade nuevas características y mejoras.</text:p>
            </text:list-item>
            <text:list-item>
              <text:p text:style-name="P60"><text:span text:style-name="T3">Estabilidad: </text:span>Corrige errores y problemas que pueden causar fallo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 officeooo:rsid="0015a941" officeooo:paragraph-rsid="0015a94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 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17:29:23.686000000</meta:creation-date>
    <dc:date>2024-11-17T18:24:43.229000000</dc:date>
    <meta:editing-duration>PT7M32S</meta:editing-duration>
    <meta:editing-cycles>1</meta:editing-cycles>
    <meta:document-statistic meta:table-count="0" meta:image-count="0" meta:object-count="0" meta:page-count="6" meta:paragraph-count="157" meta:word-count="1938" meta:character-count="12389" meta:non-whitespace-character-count="10663"/>
    <meta:generator>LibreOffice/24.8.2.1$Windows_X86_64 LibreOffice_project/0f794b6e29741098670a3b95d60478a65d05ef13</meta:generator>
  </office:meta>
</office:document-meta>
</file>